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d10" officeooo:paragraph-rsid="00147d10"/>
    </style:style>
    <style:style style:name="P2" style:family="paragraph" style:parent-style-name="Standard">
      <style:text-properties officeooo:rsid="0016683f" officeooo:paragraph-rsid="0016683f"/>
    </style:style>
    <style:style style:name="P3" style:family="paragraph" style:parent-style-name="Standard">
      <style:text-properties officeooo:rsid="00173366" officeooo:paragraph-rsid="00173366"/>
    </style:style>
    <style:style style:name="P4" style:family="paragraph" style:parent-style-name="Standard">
      <style:text-properties officeooo:rsid="001a8e90" officeooo:paragraph-rsid="001a8e90"/>
    </style:style>
    <style:style style:name="P5" style:family="paragraph" style:parent-style-name="Standard" style:list-style-name="L1">
      <style:text-properties officeooo:rsid="001c0353" officeooo:paragraph-rsid="001c0353"/>
    </style:style>
    <style:style style:name="P6" style:family="paragraph" style:parent-style-name="Standard" style:list-style-name="L1">
      <style:text-properties officeooo:rsid="001c1025" officeooo:paragraph-rsid="001c1025"/>
    </style:style>
    <style:style style:name="P7" style:family="paragraph" style:parent-style-name="Standard" style:list-style-name="L1">
      <style:text-properties officeooo:rsid="001df698" officeooo:paragraph-rsid="001df6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15</text:p>
      <text:p text:style-name="P1"/>
      <text:p text:style-name="P1"/>
      <text:p text:style-name="P2">4.18</text:p>
      <text:p text:style-name="P2"/>
      <text:p text:style-name="P2">Delete ABEV from stock list. Reason: transaction cost is too high. </text:p>
      <text:p text:style-name="P2"/>
      <text:p text:style-name="P3">NIO costs 4.8% to short annually – not cheap.</text:p>
      <text:p text:style-name="P3"/>
      <text:p text:style-name="P3"/>
      <text:p text:style-name="P4">4.19</text:p>
      <text:list xml:id="list2694810493" text:style-name="L1">
        <text:list-item>
          <text:p text:style-name="P5">removed HK data subscriptions (SEHK and HKFE)</text:p>
        </text:list-item>
        <text:list-item>
          <text:p text:style-name="P5">removed US futures subscriptions</text:p>
        </text:list-item>
        <text:list-item>
          <text:p text:style-name="P6">only keep SGX, US equity</text:p>
        </text:list-item>
        <text:list-item>
          <text:p text:style-name="P7">Might need to add a booster pack ($30 USD)</text:p>
        </text:list-item>
      </text:list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0:20:35.796301052</meta:creation-date>
    <meta:generator>LibreOffice/6.0.7.3$Linux_X86_64 LibreOffice_project/00m0$Build-3</meta:generator>
    <dc:date>2019-04-19T10:05:55.167316281</dc:date>
    <meta:editing-duration>PT5H4M24S</meta:editing-duration>
    <meta:editing-cycles>8</meta:editing-cycles>
    <meta:document-statistic meta:table-count="0" meta:image-count="0" meta:object-count="0" meta:page-count="1" meta:paragraph-count="9" meta:word-count="51" meta:character-count="275" meta:non-whitespace-character-count="235"/>
  </office:meta>
</office:document-meta>
</file>